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officeooo:paragraph-rsid="001b36a3"/>
    </style:style>
    <style:style style:name="P5" style:family="paragraph" style:parent-style-name="Preformatted_20_Text">
      <style:paragraph-properties fo:margin-top="0cm" fo:margin-bottom="0cm" loext:contextual-spacing="false" fo:line-height="100%" fo:orphans="2" fo:widows="2"/>
      <style:text-properties fo:color="#000000" style:font-name="Courier New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7" style:family="paragraph" style:parent-style-name="HTML_20_Preformatted">
      <style:paragraph-properties fo:margin-top="0cm" fo:margin-bottom="0cm" loext:contextual-spacing="true" fo:line-height="100%"/>
      <style:text-properties fo:color="#111111" style:font-name="Courier New" fo:font-size="11pt" fo:font-weight="bold" style:font-size-asian="11pt" style:font-weight-asian="bold" style:font-size-complex="11pt"/>
    </style:style>
    <style:style style:name="P8" style:family="paragraph" style:parent-style-name="Preformatted_20_Text">
      <style:paragraph-properties fo:margin-top="0cm" fo:margin-bottom="0.66cm" loext:contextual-spacing="true" fo:line-height="100%" fo:orphans="2" fo:widows="2"/>
      <style:text-properties style:font-name="Courier New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" fo:font-size="11pt" officeooo:paragraph-rsid="001bc07a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bc07a" officeooo:paragraph-rsid="001bc07a" style:font-name-asian="Times New Roman" style:font-size-asian="14pt" style:language-asian="pt" style:country-asian="BR" style:font-style-asian="italic" style:font-weight-asian="bold" style:font-name-complex="Courier New2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rsid="001a4422" officeooo:paragraph-rsid="001bc07a" style:font-size-asian="11pt" style:font-style-asian="normal" style:font-weight-asian="normal" style:font-size-complex="11pt" style:font-weight-complex="bold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Courier New" fo:font-size="11pt" fo:letter-spacing="normal" fo:font-style="normal" fo:font-weight="bold" officeooo:paragraph-rsid="00202708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202708"/>
    </style:style>
    <style:style style:name="P1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1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2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02708" style:font-size-asian="11pt" style:font-size-complex="11pt"/>
    </style:style>
    <style:style style:name="P21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02708" style:font-size-asian="11pt" style:font-size-complex="11pt"/>
    </style:style>
    <style:style style:name="P22" style:family="paragraph">
      <style:paragraph-properties style:writing-mode="lr-tb"/>
      <style:text-properties style:font-name="Chilanka" fo:font-size="24pt"/>
    </style:style>
    <style:style style:name="P23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1b36a3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weight-complex="bold" loext:padding="0cm" loext:border="none"/>
    </style:style>
    <style:style style:name="T4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font-name="Courier New" fo:font-size="11pt" fo:letter-spacing="normal" fo:font-style="normal" fo:font-weight="bold" officeooo:rsid="00202708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fo:color="#000000" style:font-name="Courier New" fo:font-size="11pt" fo:letter-spacing="normal" fo:font-style="normal" fo:font-weight="bold" officeooo:rsid="001a4422" style:font-size-asian="11pt" style:font-style-asian="normal" style:font-weight-asian="normal" style:font-size-complex="11pt" style:font-weight-complex="bold"/>
    </style:style>
    <style:style style:name="T7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fo:color="#000000" style:font-name="Courier New" fo:font-size="11pt" fo:letter-spacing="normal" fo:language="pt" fo:country="BR" fo:font-style="normal" fo:font-weight="bold" officeooo:rsid="00202708" style:letter-kerning="false" style:font-name-asian="Liberation Mono1" style:font-size-asian="11pt" style:language-asian="en" style:country-asian="US" style:font-style-asian="normal" style:font-weight-asian="bold" style:font-name-complex="Liberation Mono1" style:font-size-complex="11pt" style:language-complex="ar" style:country-complex="SA" style:font-weight-complex="bold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fo:font-variant="normal" fo:text-transform="none" fo:letter-spacing="normal" fo:font-style="normal" fo:font-weight="bold" style:font-style-asian="normal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bold" officeooo:rsid="001a4422" style:font-style-asian="normal" style:font-weight-asian="normal" style:font-weight-complex="bold"/>
    </style:style>
    <style:style style:name="T14" style:family="text">
      <style:text-properties fo:font-variant="normal" fo:text-transform="none" fo:letter-spacing="normal" fo:font-style="normal" fo:font-weight="bold" officeooo:rsid="00202708" style:font-style-asian="normal" style:font-weight-asian="normal" style:font-weight-complex="bold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7" style:family="text">
      <style:text-properties fo:font-variant="normal" fo:text-transform="none" fo:letter-spacing="normal" fo:font-style="normal" fo:font-weight="normal" officeooo:rsid="001a4422" style:font-style-asian="normal" style:font-weight-asian="normal" style:font-weight-complex="bold"/>
    </style:style>
    <style:style style:name="T18" style:family="text">
      <style:text-properties fo:font-style="normal" fo:font-weight="bold"/>
    </style:style>
    <style:style style:name="T19" style:family="text">
      <style:text-properties fo:font-style="normal" fo:font-weight="bold" officeooo:rsid="001cbf6f"/>
    </style:style>
    <style:style style:name="T20" style:family="text">
      <style:text-properties fo:font-style="normal" fo:font-weight="bold" officeooo:rsid="001dcd7f"/>
    </style:style>
    <style:style style:name="T21" style:family="text">
      <style:text-properties fo:font-style="normal" fo:font-weight="bold" officeooo:rsid="00202708" fo:background-color="#ffffff" loext:char-shading-value="0"/>
    </style:style>
    <style:style style:name="T22" style:family="text">
      <style:text-properties fo:font-style="normal" fo:font-weight="normal"/>
    </style:style>
    <style:style style:name="T23" style:family="text">
      <style:text-properties fo:font-weight="bold"/>
    </style:style>
    <style:style style:name="T24" style:family="text">
      <style:text-properties fo:font-weight="bold" officeooo:rsid="001cbf6f"/>
    </style:style>
    <style:style style:name="T25" style:family="text">
      <style:text-properties fo:font-weight="bold" officeooo:rsid="001dcd7f"/>
    </style:style>
    <style:style style:name="T26" style:family="text">
      <style:text-properties fo:font-weight="bold" style:font-style-asian="normal" style:font-weight-asian="bold" style:font-weight-complex="bold"/>
    </style:style>
    <style:style style:name="T27" style:family="text">
      <style:text-properties fo:font-weight="bold" officeooo:rsid="001a4422" style:font-style-asian="normal" style:font-weight-asian="normal" style:font-weight-complex="bold"/>
    </style:style>
    <style:style style:name="T28" style:family="text">
      <style:text-properties fo:font-weight="bold" officeooo:rsid="00202708" style:font-weight-asian="bold" style:font-weight-complex="bold"/>
    </style:style>
    <style:style style:name="T29" style:family="text">
      <style:text-properties fo:background-color="#ffffff" loext:char-shading-value="0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202708"/>
    </style:style>
    <style:style style:name="T32" style:family="text">
      <style:text-properties style:font-style-asian="normal" style:font-weight-asian="normal"/>
    </style:style>
    <style:style style:name="T33" style:family="text">
      <style:text-properties officeooo:rsid="001a4422" style:font-style-asian="normal" style:font-weight-asian="normal" style:font-weight-complex="bold"/>
    </style:style>
    <style:style style:name="T34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26cm" fo:min-width="2.74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44cm" fo:min-width="0.73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000000" draw:fill="none" draw:textarea-vertical-align="middle" draw:auto-grow-height="false" fo:min-height="2.808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2.605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3.776cm" fo:min-width="5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54cm" fo:min-width="0.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svg:stroke-color="#000000" draw:fill="none" draw:textarea-vertical-align="middle" draw:auto-grow-height="false" fo:min-height="2.053cm" fo:min-width="0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4cm" fo:min-width="0.88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igura1" draw:style-name="gr10" draw:text-style-name="P26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style-name="gr8" draw:text-style-name="P23" svg:width="0.911cm" svg:height="0.863cm" svg:x="18.032cm" svg:y="0.014cm"><text:p text:style-name="P22"><text:span text:style-name="T34">82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Melhor Lugar</text:p>
      <text:p text:style-name="P1"/>
      <text:p text:style-name="P7"/>
      <text:p text:style-name="P3"><text:bookmark text:name="cifra_tom"/><text:span text:style-name="T4">Tom</text:span><text:span text:style-name="T7">: </text:span><text:span text:style-name="Internet_20_link"><text:span text:style-name="T1">Bb</text:span></text:span></text:p>
      <text:p text:style-name="P4"><text:span text:style-name="Internet_20_link"><text:span text:style-name="T3">Capotraste na 3ª</text:span></text:span><text:span text:style-name="Internet_20_link"><text:span text:style-name="T2"> casa</text:span></text:span></text:p>
      <text:p text:style-name="P2"/>
      <text:p text:style-name="P2"><text:bookmark text:name="cifra_afi"/><text:bookmark text:name="cifra_capo"/></text:p>
      <text:p text:style-name="P9"><text:span text:style-name="T12">Intro</text:span><text:span text:style-name="T16">: </text:span><text:span text:style-name="T17"><text:s/></text:span><text:span text:style-name="T13">C9</text:span><text:span text:style-name="T17"> </text:span><text:span text:style-name="T13">Am7</text:span><text:span text:style-name="T17"> </text:span><text:span text:style-name="T13">Em</text:span><text:span text:style-name="T17"> <text:s/></text:span><text:span text:style-name="T13">Bm</text:span><text:span text:style-name="T14">7</text:span></text:p>
      <text:p text:style-name="P15"/>
      <text:p text:style-name="P5"><draw:custom-shape text:anchor-type="paragraph" draw:z-index="3" draw:name="Forma1" draw:style-name="gr7" draw:text-style-name="P24" svg:width="0.641cm" svg:height="2.167cm" svg:x="11.296cm" svg:y="0.07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/text:p>
      <text:p text:style-name="P13"><draw:custom-shape text:anchor-type="char" draw:z-index="4" draw:style-name="gr6" draw:text-style-name="P23" svg:width="0.773cm" svg:height="0.678cm" svg:x="12.155cm" svg:y="0.309cm"><text:p text:style-name="P22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1">C9</text:span><text:span text:style-name="T15"> <text:s text:c="11"/></text:span><text:span text:style-name="T11">Am7</text:span><text:span text:style-name="T15"> <text:s text:c="7"/></text:span><text:span text:style-name="T11">Em</text:span><text:span text:style-name="T15"> <text:s text:c="9"/></text:span><text:span text:style-name="T11">D9</text:span></text:p>
      <text:p text:style-name="P10">Nada vai me separar do teu amor, do teu amor </text:p>
      <text:p text:style-name="P10"><text:span text:style-name="T23">C9</text:span> <text:s text:c="11"/><text:span text:style-name="T23">Am7</text:span> <text:s text:c="9"/><text:span text:style-name="T23">Em</text:span> <text:s text:c="12"/><text:span text:style-name="T23">D</text:span><text:span text:style-name="T24">9</text:span></text:p>
      <text:p text:style-name="P10">Nem a morte nem a vida vão me afastar do teu amor</text:p>
      <text:p text:style-name="P11"/>
      <text:p text:style-name="P13"><draw:custom-shape text:anchor-type="paragraph" draw:z-index="6" draw:name="Forma2" draw:style-name="gr5" draw:text-style-name="P25" svg:width="5.34cm" svg:height="3.777cm" svg:x="-0.134cm" svg:y="0.381cm"><text:p/><draw:enhanced-geometry svg:viewBox="0 0 21600 21600" draw:type="rectangle" draw:enhanced-path="M 0 0 L 21600 0 21600 21600 0 21600 0 0 Z N"/></draw:custom-shape></text:p>
      <text:p text:style-name="P13"><text:span text:style-name="T11">C9</text:span><text:span text:style-name="T15"> <text:s text:c="14"/></text:span><text:span text:style-name="T11">Am7</text:span></text:p>
      <text:p text:style-name="P10">Jesus vem me abraçar </text:p>
      <text:p text:style-name="P12"><text:s text:c="15"/><text:span text:style-name="T18">Em</text:span></text:p>
      <text:p text:style-name="P10"><draw:custom-shape text:anchor-type="char" draw:z-index="5" draw:style-name="gr2" draw:text-style-name="P23" svg:width="0.761cm" svg:height="0.668cm" svg:x="5.521cm" svg:y="0.143cm"><text:p text:style-name="P22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m ti vou repousar </text:p>
      <text:p text:style-name="P12"><text:s text:c="10"/><text:span text:style-name="T18">B</text:span><text:span text:style-name="T21">m7</text:span></text:p>
      <text:p text:style-name="P10">Nos teus braços <text:s text:c="13"/></text:p>
      <text:p text:style-name="P12"><text:s text:c="13"/><text:span text:style-name="T18">C</text:span><text:span text:style-name="T19">9</text:span></text:p>
      <text:p text:style-name="P10">É o melhor lugar </text:p>
      <text:p text:style-name="P10"/>
      <text:p text:style-name="P17"><text:span text:style-name="T10">Solo</text:span><text:span text:style-name="T8">: </text:span><text:span text:style-name="T9"><text:s/></text:span><text:span text:style-name="T6">C9</text:span><text:span text:style-name="T9"> </text:span><text:span text:style-name="T6">Am7</text:span><text:span text:style-name="T9"> </text:span><text:span text:style-name="T6">Em</text:span><text:span text:style-name="T9"> <text:s/></text:span><text:span text:style-name="T6">Bm</text:span></text:p>
      <text:p text:style-name="P17"><text:span text:style-name="T6"/></text:p>
      <text:p text:style-name="P17"><text:span text:style-name="T6"/></text:p>
      <text:p text:style-name="P21"><text:span text:style-name="T11">C9</text:span><text:span text:style-name="T15"> <text:s text:c="11"/></text:span><text:span text:style-name="T11">Am7</text:span><text:span text:style-name="T15"> <text:s text:c="7"/></text:span><text:span text:style-name="T11">Em</text:span><text:span text:style-name="T15"> <text:s text:c="9"/></text:span><text:span text:style-name="T11">D9</text:span></text:p>
      <text:p text:style-name="P20">Nada vai me separar do teu amor, do teu amor </text:p>
      <text:p text:style-name="P20"><text:span text:style-name="T23">C9</text:span> <text:s text:c="11"/><text:span text:style-name="T23">Am7</text:span> <text:s text:c="9"/><text:span text:style-name="T23">Em</text:span> <text:s text:c="12"/><text:span text:style-name="T23">D</text:span><text:span text:style-name="T24">9</text:span></text:p>
      <text:p text:style-name="P20">Nem a morte nem a vida vão me afastar do teu amor</text:p>
      <text:p text:style-name="P20"/>
      <text:p text:style-name="P20"/>
      <text:p text:style-name="P20"><draw:custom-shape text:anchor-type="char" draw:z-index="11" draw:style-name="gr1" draw:text-style-name="P23" svg:width="2.772cm" svg:height="0.65cm" svg:x="0.226cm" svg:y="0.088cm"><text:p text:style-name="P22"><text:span text:style-name="T34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6"><text:span text:style-name="T6"/></text:p>
      <text:p text:style-name="P16"><text:span text:style-name="T6"/></text:p>
      <text:p text:style-name="P10"><draw:custom-shape text:anchor-type="paragraph" draw:z-index="7" draw:name="Forma1" draw:style-name="gr4" draw:text-style-name="P24" svg:width="0.645cm" svg:height="2.747cm" svg:x="7.9cm" svg:y="0.41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2"><text:s text:c="9"/><text:span text:style-name="T18">Am</text:span><text:span text:style-name="T20">7</text:span></text:p>
      <text:p text:style-name="P10"><draw:custom-shape text:anchor-type="char" draw:z-index="8" draw:style-name="gr2" draw:text-style-name="P23" svg:width="0.761cm" svg:height="0.668cm" svg:x="8.768cm" svg:y="0.43cm"><text:p text:style-name="P22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Ah ah ah ah <text:s text:c="13"/></text:p>
      <text:p text:style-name="P12"><text:s text:c="12"/><text:span text:style-name="T18">Em</text:span></text:p>
      <text:p text:style-name="P10">Ah ah ah ah ah</text:p>
      <text:p text:style-name="P12"><text:s text:c="10"/><text:span text:style-name="T18">Bm</text:span><text:span text:style-name="T20">7</text:span><text:span text:style-name="T22"> <text:s text:c="18"/></text:span><text:span text:style-name="T18">C</text:span><text:span text:style-name="T20">9</text:span></text:p>
      <text:p text:style-name="P10">Nos teus braços é o melhor lugar </text:p>
      <text:p text:style-name="P13"/>
      <text:p text:style-name="P10"/>
      <text:p text:style-name="P13"><draw:custom-shape text:anchor-type="paragraph" draw:z-index="9" draw:name="Forma1" draw:style-name="gr3" draw:text-style-name="P24" svg:width="0.645cm" svg:height="2.961cm" svg:x="7.213cm" svg:y="0.11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0"><text:span text:style-name="T23">C9</text:span> <text:s text:c="26"/><text:span text:style-name="T23">Am</text:span><text:span text:style-name="T25">7</text:span></text:p>
      <text:p text:style-name="P10"><draw:custom-shape text:anchor-type="char" draw:z-index="10" draw:style-name="gr2" draw:text-style-name="P23" svg:width="0.761cm" svg:height="0.668cm" svg:x="8.063cm" svg:y="0.245cm"><text:p text:style-name="P22"><text:span text:style-name="T34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Leva- me a viver, a tua vontade</text:p>
      <text:p text:style-name="P12"><text:s text:c="26"/><text:span text:style-name="T18">Em</text:span><text:span text:style-name="T22"> </text:span></text:p>
      <text:p text:style-name="P20">Leva-me a viver o teu querer <text:s/></text:p>
      <text:p text:style-name="P20"><text:tab/><text:tab/><text:span text:style-name="T28">D/F#</text:span></text:p>
      <text:p text:style-name="P20"><text:span text:style-name="T31">Eu quero descansar em você</text:span> </text:p>
      <text:p text:style-name="P11"/>
      <text:p text:style-name="P10"/>
      <text:p text:style-name="P13"/>
      <text:p text:style-name="P10"/>
      <text:p text:style-name="P6"/>
      <text:p text:style-name="P8"><draw:line text:anchor-type="paragraph" draw:z-index="1" draw:name="Forma3" draw:style-name="gr9" draw:text-style-name="P26" svg:x1="19.96cm" svg:y1="-33.362cm" svg:x2="19.964cm" svg:y2="9.589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6-01T17:31:14.292000000</dc:date>
    <meta:editing-cycles>56</meta:editing-cycles>
    <meta:editing-duration>P1DT6H27M35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34" meta:word-count="140" meta:character-count="875" meta:non-whitespace-character-count="4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